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9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4.05cm" fo:min-width="16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</style:style>
    <style:style style:name="gr4" style:family="graphic" style:parent-style-name="objectwithoutfill">
      <style:graphic-properties svg:stroke-width="0.1cm" svg:stroke-color="#0000ff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color="#c5000b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1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3" style:family="graphic" style:parent-style-name="standard">
      <style:graphic-properties svg:stroke-width="0.1cm" svg:stroke-color="#c5000b" draw:marker-start-width="0.5cm" draw:marker-end-width="0.5cm" draw:fill="none" draw:textarea-vertical-align="middle" draw:auto-grow-height="false" fo:min-height="10.836cm" fo:min-width="0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4cm"/>
    </style:style>
    <style:style style:name="gr15" style:family="graphic" style:parent-style-name="objectwithoutfill">
      <style:graphic-properties draw:stroke="dash" draw:stroke-dash="Dashed_20__28_var_29_" svg:stroke-color="#c5000b" draw:marker-end="Arrow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96cm"/>
    </style:style>
    <style:style style:name="gr18" style:family="graphic" style:parent-style-name="standard">
      <style:graphic-properties svg:stroke-color="#c5000b" draw:fill="none" draw:textarea-horizontal-align="justify" draw:textarea-vertical-align="middle" draw:auto-grow-height="false" fo:min-height="1.55cm" fo:min-width="10.3cm"/>
    </style:style>
    <style:style style:name="gr19" style:family="graphic" style:parent-style-name="standard">
      <style:graphic-properties svg:stroke-width="0.1cm" svg:stroke-color="#c5000b" draw:marker-start-width="0.5cm" draw:marker-end-width="0.5cm" draw:fill="none" draw:textarea-vertical-align="middle" draw:auto-grow-height="false" fo:min-height="8.75cm" fo:min-width="0cm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906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10.15cm" fo:min-width="1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59cm" svg:height="0.962cm" svg:x="1.2cm" svg:y="1.3cm">
          <draw:text-box>
            <text:p>Reference Population</text:p>
          </draw:text-box>
        </draw:frame>
        <draw:custom-shape draw:style-name="gr2" draw:text-style-name="P2" draw:layer="layout" svg:width="17cm" svg:height="14.3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.966cm" svg:height="0.962cm" svg:x="2cm" svg:y="3.4cm">
          <draw:text-box>
            <text:p>Animal 1</text:p>
          </draw:text-box>
        </draw:frame>
        <draw:line draw:style-name="gr4" draw:text-style-name="P2" draw:layer="layout" svg:x1="6cm" svg:y1="3.9cm" svg:x2="15cm" svg:y2="3.8cm">
          <text:p/>
        </draw:line>
        <draw:line draw:style-name="gr5" draw:text-style-name="P2" draw:layer="layout" svg:x1="7cm" svg:y1="3.6cm" svg:x2="7cm" svg:y2="4.2cm">
          <text:p/>
        </draw:line>
        <draw:frame draw:style-name="gr6" draw:text-style-name="P3" draw:layer="layout" svg:width="1.611cm" svg:height="0.725cm" svg:x="6.3cm" svg:y="4.5cm">
          <draw:text-box>
            <text:p><text:span text:style-name="T1">SNP1</text:span></text:p>
          </draw:text-box>
        </draw:frame>
        <draw:line draw:style-name="gr5" draw:text-style-name="P2" draw:layer="layout" svg:x1="8.401cm" svg:y1="3.6cm" svg:x2="8.401cm" svg:y2="4.2cm">
          <text:p/>
        </draw:line>
        <draw:frame draw:style-name="gr6" draw:text-style-name="P3" draw:layer="layout" svg:width="1.611cm" svg:height="0.725cm" svg:x="7.701cm" svg:y="4.5cm">
          <draw:text-box>
            <text:p><text:span text:style-name="T1">SNP2</text:span></text:p>
          </draw:text-box>
        </draw:frame>
        <draw:line draw:style-name="gr5" draw:text-style-name="P2" draw:layer="layout" svg:x1="14.602cm" svg:y1="3.6cm" svg:x2="14.602cm" svg:y2="4.2cm">
          <text:p/>
        </draw:line>
        <draw:frame draw:style-name="gr7" draw:text-style-name="P3" draw:layer="layout" svg:width="1.586cm" svg:height="0.725cm" svg:x="13.902cm" svg:y="4.5cm">
          <draw:text-box>
            <text:p><text:span text:style-name="T1">SNPk</text:span></text:p>
          </draw:text-box>
        </draw:frame>
        <draw:frame draw:style-name="gr8" draw:text-style-name="P3" draw:layer="layout" svg:width="0.858cm" svg:height="0.725cm" svg:x="10.702cm" svg:y="4.401cm">
          <draw:text-box>
            <text:p><text:span text:style-name="T1">...</text:span></text:p>
          </draw:text-box>
        </draw:frame>
        <draw:frame draw:style-name="gr3" draw:text-style-name="P1" draw:layer="layout" svg:width="2.966cm" svg:height="0.962cm" svg:x="2cm" svg:y="6.201cm">
          <draw:text-box>
            <text:p>Animal 2</text:p>
          </draw:text-box>
        </draw:frame>
        <draw:line draw:style-name="gr4" draw:text-style-name="P2" draw:layer="layout" svg:x1="6cm" svg:y1="6.701cm" svg:x2="15cm" svg:y2="6.601cm">
          <text:p/>
        </draw:line>
        <draw:line draw:style-name="gr5" draw:text-style-name="P2" draw:layer="layout" svg:x1="7cm" svg:y1="6.401cm" svg:x2="7cm" svg:y2="7.001cm">
          <text:p/>
        </draw:line>
        <draw:frame draw:style-name="gr6" draw:text-style-name="P3" draw:layer="layout" svg:width="1.611cm" svg:height="0.725cm" svg:x="6.3cm" svg:y="7.301cm">
          <draw:text-box>
            <text:p><text:span text:style-name="T1">SNP1</text:span></text:p>
          </draw:text-box>
        </draw:frame>
        <draw:line draw:style-name="gr5" draw:text-style-name="P2" draw:layer="layout" svg:x1="8.401cm" svg:y1="6.401cm" svg:x2="8.401cm" svg:y2="7.001cm">
          <text:p/>
        </draw:line>
        <draw:frame draw:style-name="gr6" draw:text-style-name="P3" draw:layer="layout" svg:width="1.611cm" svg:height="0.725cm" svg:x="7.701cm" svg:y="7.301cm">
          <draw:text-box>
            <text:p><text:span text:style-name="T1">SNP2</text:span></text:p>
          </draw:text-box>
        </draw:frame>
        <draw:line draw:style-name="gr5" draw:text-style-name="P2" draw:layer="layout" svg:x1="14.602cm" svg:y1="6.401cm" svg:x2="14.602cm" svg:y2="7.001cm">
          <text:p/>
        </draw:line>
        <draw:frame draw:style-name="gr7" draw:text-style-name="P3" draw:layer="layout" svg:width="1.586cm" svg:height="0.725cm" svg:x="13.902cm" svg:y="7.301cm">
          <draw:text-box>
            <text:p><text:span text:style-name="T1">SNPk</text:span></text:p>
          </draw:text-box>
        </draw:frame>
        <draw:frame draw:style-name="gr8" draw:text-style-name="P3" draw:layer="layout" svg:width="0.858cm" svg:height="0.725cm" svg:x="10.702cm" svg:y="7.202cm">
          <draw:text-box>
            <text:p><text:span text:style-name="T1">...</text:span></text:p>
          </draw:text-box>
        </draw:frame>
        <draw:frame draw:style-name="gr9" draw:text-style-name="P1" draw:layer="layout" svg:width="3.072cm" svg:height="0.962cm" svg:x="2cm" svg:y="12.301cm">
          <draw:text-box>
            <text:p>Animal N</text:p>
          </draw:text-box>
        </draw:frame>
        <draw:line draw:style-name="gr4" draw:text-style-name="P2" draw:layer="layout" svg:x1="6cm" svg:y1="12.801cm" svg:x2="15cm" svg:y2="12.701cm">
          <text:p/>
        </draw:line>
        <draw:line draw:style-name="gr5" draw:text-style-name="P2" draw:layer="layout" svg:x1="7cm" svg:y1="12.501cm" svg:x2="7cm" svg:y2="13.101cm">
          <text:p/>
        </draw:line>
        <draw:frame draw:style-name="gr6" draw:text-style-name="P3" draw:layer="layout" svg:width="1.611cm" svg:height="0.725cm" svg:x="6.3cm" svg:y="13.401cm">
          <draw:text-box>
            <text:p><text:span text:style-name="T1">SNP1</text:span></text:p>
          </draw:text-box>
        </draw:frame>
        <draw:line draw:style-name="gr5" draw:text-style-name="P2" draw:layer="layout" svg:x1="8.401cm" svg:y1="12.501cm" svg:x2="8.401cm" svg:y2="13.101cm">
          <text:p/>
        </draw:line>
        <draw:frame draw:style-name="gr6" draw:text-style-name="P3" draw:layer="layout" svg:width="1.611cm" svg:height="0.725cm" svg:x="7.701cm" svg:y="13.401cm">
          <draw:text-box>
            <text:p><text:span text:style-name="T1">SNP2</text:span></text:p>
          </draw:text-box>
        </draw:frame>
        <draw:line draw:style-name="gr5" draw:text-style-name="P2" draw:layer="layout" svg:x1="14.602cm" svg:y1="12.501cm" svg:x2="14.602cm" svg:y2="13.101cm">
          <text:p/>
        </draw:line>
        <draw:frame draw:style-name="gr7" draw:text-style-name="P3" draw:layer="layout" svg:width="1.586cm" svg:height="0.725cm" svg:x="13.902cm" svg:y="13.401cm">
          <draw:text-box>
            <text:p><text:span text:style-name="T1">SNPk</text:span></text:p>
          </draw:text-box>
        </draw:frame>
        <draw:frame draw:style-name="gr8" draw:text-style-name="P3" draw:layer="layout" svg:width="0.858cm" svg:height="0.725cm" svg:x="10.702cm" svg:y="13.302cm">
          <draw:text-box>
            <text:p><text:span text:style-name="T1">...</text:span></text:p>
          </draw:text-box>
        </draw:frame>
        <draw:frame draw:style-name="gr10" draw:text-style-name="P1" draw:layer="layout" svg:width="0.68cm" svg:height="2.384cm" svg:x="3.1cm" svg:y="8.7cm">
          <draw:text-box>
            <text:p>.</text:p>
            <text:p>.</text:p>
            <text:p>.</text:p>
          </draw:text-box>
        </draw:frame>
        <draw:frame draw:style-name="gr10" draw:text-style-name="P1" draw:layer="layout" svg:width="0.68cm" svg:height="2.384cm" svg:x="10.4cm" svg:y="8.7cm">
          <draw:text-box>
            <text:p>.</text:p>
            <text:p>.</text:p>
            <text:p>.</text:p>
          </draw:text-box>
        </draw:frame>
        <draw:frame draw:style-name="gr11" draw:text-style-name="P1" draw:layer="layout" svg:width="1.171cm" svg:height="0.962cm" svg:x="16.1cm" svg:y="3.3cm">
          <draw:text-box>
            <text:p>y1</text:p>
          </draw:text-box>
        </draw:frame>
        <draw:frame draw:style-name="gr11" draw:text-style-name="P1" draw:layer="layout" svg:width="1.171cm" svg:height="0.962cm" svg:x="16.101cm" svg:y="6.1cm">
          <draw:text-box>
            <text:p>y2</text:p>
          </draw:text-box>
        </draw:frame>
        <draw:frame draw:style-name="gr12" draw:text-style-name="P1" draw:layer="layout" svg:width="1.298cm" svg:height="1.673cm" svg:x="16.102cm" svg:y="12.1cm">
          <draw:text-box>
            <text:p>yN</text:p>
          </draw:text-box>
        </draw:frame>
        <draw:custom-shape draw:style-name="gr13" draw:text-style-name="P2" draw:layer="layout" svg:width="1cm" svg:height="11.8cm" draw:transform="rotate (-1.5707963267949) translate (17.4cm 15.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1" draw:layer="layout" svg:width="5.54cm" svg:height="0.962cm" svg:x="8.9cm" svg:y="16.7cm">
          <draw:text-box>
            <text:p>Estimate a-values</text:p>
          </draw:text-box>
        </draw:frame>
        <draw:line draw:style-name="gr15" draw:text-style-name="P2" draw:layer="layout" svg:x1="7cm" svg:y1="3.9cm" svg:x2="7cm" svg:y2="18.1cm">
          <text:p/>
        </draw:line>
        <draw:frame draw:style-name="gr16" draw:text-style-name="P1" draw:layer="layout" svg:width="1.205cm" svg:height="0.962cm" svg:x="6.4cm" svg:y="18.3cm">
          <draw:text-box>
            <text:p>a1</text:p>
          </draw:text-box>
        </draw:frame>
        <draw:line draw:style-name="gr15" draw:text-style-name="P2" draw:layer="layout" svg:x1="8.4cm" svg:y1="3.9cm" svg:x2="8.4cm" svg:y2="18.1cm">
          <text:p/>
        </draw:line>
        <draw:line draw:style-name="gr15" draw:text-style-name="P2" draw:layer="layout" svg:x1="14.6cm" svg:y1="3.9cm" svg:x2="14.6cm" svg:y2="18.1cm">
          <text:p/>
        </draw:line>
        <draw:frame draw:style-name="gr16" draw:text-style-name="P1" draw:layer="layout" svg:width="1.205cm" svg:height="0.962cm" svg:x="7.801cm" svg:y="18.3cm">
          <draw:text-box>
            <text:p>a2</text:p>
          </draw:text-box>
        </draw:frame>
        <draw:frame draw:style-name="gr11" draw:text-style-name="P1" draw:layer="layout" svg:width="1.171cm" svg:height="0.962cm" svg:x="14.002cm" svg:y="18.3cm">
          <draw:text-box>
            <text:p>ak</text:p>
          </draw:text-box>
        </draw:frame>
        <draw:frame draw:style-name="gr8" draw:text-style-name="P3" draw:layer="layout" svg:width="0.858cm" svg:height="0.725cm" svg:x="10.702cm" svg:y="18.303cm">
          <draw:text-box>
            <text:p><text:span text:style-name="T1">...</text:span></text:p>
          </draw:text-box>
        </draw:frame>
        <draw:frame draw:style-name="gr17" draw:text-style-name="P1" draw:layer="layout" svg:width="3.796cm" svg:height="0.962cm" svg:x="19cm" svg:y="3.4cm">
          <draw:text-box>
            <text:p>Animal N+1</text:p>
          </draw:text-box>
        </draw:frame>
        <draw:line draw:style-name="gr4" draw:text-style-name="P2" draw:layer="layout" svg:x1="23cm" svg:y1="3.9cm" svg:x2="28.8cm" svg:y2="3.9cm">
          <text:p/>
        </draw:line>
        <draw:line draw:style-name="gr5" draw:text-style-name="P2" draw:layer="layout" svg:x1="24cm" svg:y1="3.6cm" svg:x2="24cm" svg:y2="4.2cm">
          <text:p/>
        </draw:line>
        <draw:frame draw:style-name="gr6" draw:text-style-name="P3" draw:layer="layout" svg:width="1.611cm" svg:height="0.725cm" svg:x="23.3cm" svg:y="4.5cm">
          <draw:text-box>
            <text:p><text:span text:style-name="T1">SNP1</text:span></text:p>
          </draw:text-box>
        </draw:frame>
        <draw:line draw:style-name="gr5" draw:text-style-name="P2" draw:layer="layout" svg:x1="25.401cm" svg:y1="3.6cm" svg:x2="25.401cm" svg:y2="4.2cm">
          <text:p/>
        </draw:line>
        <draw:frame draw:style-name="gr6" draw:text-style-name="P3" draw:layer="layout" svg:width="1.611cm" svg:height="0.725cm" svg:x="24.701cm" svg:y="4.5cm">
          <draw:text-box>
            <text:p><text:span text:style-name="T1">SNP2</text:span></text:p>
          </draw:text-box>
        </draw:frame>
        <draw:line draw:style-name="gr5" draw:text-style-name="P2" draw:layer="layout" svg:x1="28.302cm" svg:y1="3.6cm" svg:x2="28.302cm" svg:y2="4.2cm">
          <text:p/>
        </draw:line>
        <draw:frame draw:style-name="gr7" draw:text-style-name="P3" draw:layer="layout" svg:width="1.586cm" svg:height="0.725cm" svg:x="27.602cm" svg:y="4.5cm">
          <draw:text-box>
            <text:p><text:span text:style-name="T1">SNPk</text:span></text:p>
          </draw:text-box>
        </draw:frame>
        <draw:frame draw:style-name="gr8" draw:text-style-name="P3" draw:layer="layout" svg:width="0.858cm" svg:height="0.725cm" svg:x="26.242cm" svg:y="4.4cm">
          <draw:text-box>
            <text:p><text:span text:style-name="T1">...</text:span></text:p>
          </draw:text-box>
        </draw:frame>
        <draw:frame draw:style-name="gr12" draw:text-style-name="P1" draw:layer="layout" svg:width="4cm" svg:height="1.673cm" svg:x="19cm" svg:y="6.201cm">
          <draw:text-box>
            <text:p><text:span text:style-name="T2">Animal </text:span>N+2</text:p>
          </draw:text-box>
        </draw:frame>
        <draw:line draw:style-name="gr4" draw:text-style-name="P2" draw:layer="layout" svg:x1="23cm" svg:y1="6.701cm" svg:x2="28.8cm" svg:y2="6.7cm">
          <text:p/>
        </draw:line>
        <draw:line draw:style-name="gr5" draw:text-style-name="P2" draw:layer="layout" svg:x1="24cm" svg:y1="6.401cm" svg:x2="24cm" svg:y2="7.001cm">
          <text:p/>
        </draw:line>
        <draw:frame draw:style-name="gr6" draw:text-style-name="P3" draw:layer="layout" svg:width="1.611cm" svg:height="0.725cm" svg:x="23.3cm" svg:y="7.301cm">
          <draw:text-box>
            <text:p><text:span text:style-name="T1">SNP1</text:span></text:p>
          </draw:text-box>
        </draw:frame>
        <draw:line draw:style-name="gr5" draw:text-style-name="P2" draw:layer="layout" svg:x1="25.401cm" svg:y1="6.401cm" svg:x2="25.401cm" svg:y2="7.001cm">
          <text:p/>
        </draw:line>
        <draw:frame draw:style-name="gr6" draw:text-style-name="P3" draw:layer="layout" svg:width="1.611cm" svg:height="0.725cm" svg:x="24.701cm" svg:y="7.301cm">
          <draw:text-box>
            <text:p><text:span text:style-name="T1">SNP2</text:span></text:p>
          </draw:text-box>
        </draw:frame>
        <draw:line draw:style-name="gr5" draw:text-style-name="P2" draw:layer="layout" svg:x1="28.302cm" svg:y1="6.401cm" svg:x2="28.302cm" svg:y2="7.001cm">
          <text:p/>
        </draw:line>
        <draw:frame draw:style-name="gr7" draw:text-style-name="P3" draw:layer="layout" svg:width="1.586cm" svg:height="0.725cm" svg:x="27.602cm" svg:y="7.301cm">
          <draw:text-box>
            <text:p><text:span text:style-name="T1">SNPk</text:span></text:p>
          </draw:text-box>
        </draw:frame>
        <draw:frame draw:style-name="gr8" draw:text-style-name="P3" draw:layer="layout" svg:width="0.858cm" svg:height="0.725cm" svg:x="26.142cm" svg:y="7.1cm">
          <draw:text-box>
            <text:p><text:span text:style-name="T1">...</text:span></text:p>
          </draw:text-box>
        </draw:frame>
        <draw:frame draw:style-name="gr12" draw:text-style-name="P1" draw:layer="layout" svg:width="4cm" svg:height="1.673cm" svg:x="19cm" svg:y="10.202cm">
          <draw:text-box>
            <text:p><text:span text:style-name="T2">Animal </text:span>N+M</text:p>
          </draw:text-box>
        </draw:frame>
        <draw:line draw:style-name="gr4" draw:text-style-name="P2" draw:layer="layout" svg:x1="23cm" svg:y1="10.702cm" svg:x2="28.8cm" svg:y2="10.701cm">
          <text:p/>
        </draw:line>
        <draw:line draw:style-name="gr5" draw:text-style-name="P2" draw:layer="layout" svg:x1="24cm" svg:y1="10.402cm" svg:x2="24cm" svg:y2="11.002cm">
          <text:p/>
        </draw:line>
        <draw:frame draw:style-name="gr6" draw:text-style-name="P3" draw:layer="layout" svg:width="1.611cm" svg:height="0.725cm" svg:x="23.3cm" svg:y="11.302cm">
          <draw:text-box>
            <text:p><text:span text:style-name="T1">SNP1</text:span></text:p>
          </draw:text-box>
        </draw:frame>
        <draw:line draw:style-name="gr5" draw:text-style-name="P2" draw:layer="layout" svg:x1="25.401cm" svg:y1="10.402cm" svg:x2="25.401cm" svg:y2="11.002cm">
          <text:p/>
        </draw:line>
        <draw:frame draw:style-name="gr6" draw:text-style-name="P3" draw:layer="layout" svg:width="1.611cm" svg:height="0.725cm" svg:x="24.701cm" svg:y="11.302cm">
          <draw:text-box>
            <text:p><text:span text:style-name="T1">SNP2</text:span></text:p>
          </draw:text-box>
        </draw:frame>
        <draw:line draw:style-name="gr5" draw:text-style-name="P2" draw:layer="layout" svg:x1="28.302cm" svg:y1="10.402cm" svg:x2="28.302cm" svg:y2="11.002cm">
          <text:p/>
        </draw:line>
        <draw:frame draw:style-name="gr7" draw:text-style-name="P3" draw:layer="layout" svg:width="1.586cm" svg:height="0.725cm" svg:x="27.602cm" svg:y="11.302cm">
          <draw:text-box>
            <text:p><text:span text:style-name="T1">SNPk</text:span></text:p>
          </draw:text-box>
        </draw:frame>
        <draw:frame draw:style-name="gr8" draw:text-style-name="P3" draw:layer="layout" svg:width="0.858cm" svg:height="0.725cm" svg:x="26.142cm" svg:y="11.101cm">
          <draw:text-box>
            <text:p><text:span text:style-name="T1">...</text:span></text:p>
          </draw:text-box>
        </draw:frame>
        <draw:frame draw:style-name="gr10" draw:text-style-name="P1" draw:layer="layout" svg:width="0.68cm" svg:height="2.384cm" svg:x="20.6cm" svg:y="7.5cm">
          <draw:text-box>
            <text:p>.</text:p>
            <text:p>.</text:p>
            <text:p>.</text:p>
          </draw:text-box>
        </draw:frame>
        <draw:custom-shape draw:style-name="gr18" draw:text-style-name="P2" draw:layer="layout" svg:width="10.8cm" svg:height="1.8cm" svg:x="5.2cm" svg:y="18.1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9.1cm" svg:y1="3.9cm" svg:x2="18.7cm" svg:y2="3.9cm">
          <text:p/>
        </draw:line>
        <draw:line draw:style-name="gr5" draw:text-style-name="P2" draw:layer="layout" svg:x1="19.1cm" svg:y1="6.6cm" svg:x2="18.7cm" svg:y2="6.6cm">
          <text:p/>
        </draw:line>
        <draw:line draw:style-name="gr5" draw:text-style-name="P2" draw:layer="layout" svg:x1="19.1cm" svg:y1="10.7cm" svg:x2="18.7cm" svg:y2="10.7cm">
          <text:p/>
        </draw:line>
        <draw:line draw:style-name="gr5" draw:text-style-name="P2" draw:layer="layout" svg:x1="18.7cm" svg:y1="3.9cm" svg:x2="18.7cm" svg:y2="18.9cm">
          <text:p/>
        </draw:line>
        <draw:line draw:style-name="gr5" draw:text-style-name="P2" draw:layer="layout" svg:x1="16cm" svg:y1="19cm" svg:x2="18.7cm" svg:y2="19cm">
          <text:p/>
        </draw:line>
        <draw:custom-shape draw:style-name="gr19" draw:text-style-name="P2" draw:layer="layout" svg:width="1cm" svg:height="9.6cm" draw:transform="rotate (-1.5707963267949) translate (29cm 13.10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1" draw:layer="layout" svg:width="2.267cm" svg:height="0.962cm" svg:x="23.1cm" svg:y="14.5cm">
          <draw:text-box>
            <text:p>GEBV</text:p>
          </draw:text-box>
        </draw:frame>
        <draw:frame draw:style-name="gr21" draw:text-style-name="P4" draw:layer="layout" svg:width="3.427cm" svg:height="0.806cm" svg:x="14.2cm" svg:y="1.4cm">
          <draw:text-box>
            <text:p><text:span text:style-name="T3">Observations</text:span></text:p>
          </draw:text-box>
        </draw:frame>
        <draw:line draw:style-name="gr22" draw:text-style-name="P2" draw:layer="layout" svg:x1="16.2cm" svg:y1="2.2cm" svg:x2="16.4cm" svg:y2="3.2cm">
          <text:p/>
        </draw:line>
        <draw:custom-shape draw:style-name="gr23" draw:text-style-name="P2" draw:layer="layout" svg:width="1.5cm" svg:height="10.4cm" svg:x="16cm" svg:y="3.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2-18T07:24:47.098989696</dc:date>
    <meta:editing-duration>PT3M1S</meta:editing-duration>
    <meta:editing-cycles>3</meta:editing-cycles>
    <meta:generator>LibreOffice/6.1.0.3$MacOSX_X86_64 LibreOffice_project/efb621ed25068d70781dc026f7e9c5187a4decd1</meta:generator>
    <meta:document-statistic meta:object-count="82"/>
  </office:meta>
</office:document-meta>
</file>